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i>d</mi>
          <mover accent="true">
            <mi>ε</mi>
            <mo stretchy="false">˙</mo>
          </mover>
        </mrow>
        <mi mathvariant="italic">dT</mi>
      </mfrac>
      <mo stretchy="false">&gt;</mo>
      <mrow>
        <mo fence="true" stretchy="true">|</mo>
        <mrow>
          <mfrac>
            <mrow>
              <mi>d</mi>
              <msub>
                <mover accent="true">
                  <mi>ε</mi>
                  <mo stretchy="false">˙</mo>
                </mover>
                <mi mathvariant="italic">cool</mi>
              </msub>
            </mrow>
            <mi mathvariant="italic">dT</mi>
          </mfrac>
        </mrow>
        <mo fence="true" stretchy="true">|</mo>
      </mrow>
    </mrow>
    <annotation encoding="StarMath 5.0">{d{dot ε}} over {dT} &gt; left lline {d{dot ε}_{cool}} over {dT}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09:53:03.485092473</meta:creation-date>
    <meta:generator>LibreOffice/4.2.6.3$Linux_X86_64 LibreOffice_project/420m0$Build-3</meta:generator>
  </office:meta>
</office:document-meta>
</file>